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27e1"/>
    </style:style>
    <style:style style:name="P2" style:family="paragraph" style:parent-style-name="Standard">
      <style:text-properties officeooo:rsid="0004d565" officeooo:paragraph-rsid="0004d565"/>
    </style:style>
    <style:style style:name="P3" style:family="paragraph" style:parent-style-name="Standard">
      <style:text-properties officeooo:rsid="0004d565" officeooo:paragraph-rsid="000527e1"/>
    </style:style>
    <style:style style:name="P4" style:family="paragraph" style:parent-style-name="Standard">
      <style:text-properties officeooo:rsid="000527e1" officeooo:paragraph-rsid="000527e1"/>
    </style:style>
    <style:style style:name="P5" style:family="paragraph" style:parent-style-name="Standard">
      <style:text-properties officeooo:rsid="00074106" officeooo:paragraph-rsid="00074106"/>
    </style:style>
    <style:style style:name="P6" style:family="paragraph" style:parent-style-name="Standard">
      <style:text-properties officeooo:rsid="0004d565" officeooo:paragraph-rsid="0004d565"/>
    </style:style>
    <style:style style:name="P7" style:family="paragraph" style:parent-style-name="Standard">
      <style:text-properties officeooo:rsid="0004d565" officeooo:paragraph-rsid="000a4388"/>
    </style:style>
    <style:style style:name="P8" style:family="paragraph" style:parent-style-name="Standard">
      <style:text-properties officeooo:rsid="000a4388" officeooo:paragraph-rsid="000a4388"/>
    </style:style>
    <style:style style:name="P9" style:family="paragraph" style:parent-style-name="Standard">
      <style:text-properties officeooo:rsid="000b0276" officeooo:paragraph-rsid="000a4388"/>
    </style:style>
    <style:style style:name="P10" style:family="paragraph" style:parent-style-name="Standard">
      <style:text-properties officeooo:rsid="000b0276" officeooo:paragraph-rsid="000b0276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a4388" officeooo:paragraph-rsid="0004d565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4d565" officeooo:paragraph-rsid="000a4388"/>
    </style:style>
    <style:style style:name="T1" style:family="text">
      <style:text-properties officeooo:rsid="0004d565"/>
    </style:style>
    <style:style style:name="T2" style:family="text">
      <style:text-properties officeooo:rsid="000a0222"/>
    </style:style>
    <style:style style:name="T3" style:family="text">
      <style:text-properties officeooo:rsid="000b0276"/>
    </style:style>
    <style:style style:name="T4" style:family="text">
      <style:text-properties officeooo:rsid="000c5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7">Compte Rendu Réunion du 4 Mars 2014</text:p>
      <text:p text:style-name="P2"/>
      <text:p text:style-name="P2"/>
      <text:p text:style-name="P2">Disfonctionnement à améliorer:</text:p>
      <text:p text:style-name="P2"/>
      <text:p text:style-name="P2">- Problème de communication par e-mail. Il est important de répondre même si on ne vient pas à une réunion par exemple.</text:p>
      <text:p text:style-name="P2">- Ne pas commencer d<text:span text:style-name="T2">'</text:span>autres tâches sans <text:span text:style-name="T2">en </text:span>avoir discuter avec le responsable de groupe.</text:p>
      <text:p text:style-name="P2"/>
      <text:p text:style-name="P2">Travail à faire :</text:p>
      <text:p text:style-name="P2"/>
      <text:p text:style-name="P2">- Continuer la spécification</text:p>
      <text:p text:style-name="P2">- Avancer le développement de l'interface web :</text:p>
      <text:p text:style-name="P2"><text:tab/>-Définir la chartre graphique (police, les couleurs, etc.)</text:p>
      <text:p text:style-name="P3"><text:tab/>-Continuer le développement de l'interface web </text:p>
      <text:p text:style-name="P1"><text:span text:style-name="T1"><text:tab/>(page d'authentification, ajout d'exercice, suppression d'exercice, activer/révoquer la mise en ligne d'un exercice, affichage des notes).</text:span></text:p>
      <text:p text:style-name="P2"><text:tab/>-Commencer la programmation du serveur... ?</text:p>
      <text:p text:style-name="P4">- Nommer un nouveau Sprint Manager ?</text:p>
      <text:p text:style-name="P5">- Plannifier une nouvelle réunion ?</text:p>
      <text:p text:style-name="P11"/>
      <text:p text:style-name="P2"/>
      <text:p text:style-name="P8">Compte Rendu réunion du Jeudi 6 Mars – Salle 2036 Sophie Germain</text:p>
      <text:p text:style-name="P8"/>
      <text:p text:style-name="P8">À faire :</text:p>
      <text:p text:style-name="P8">- Corriger les diagrammes UseCase, c'est à dire rajouter les « actions » auxquelles nous avons pas pensée, surtout au niveau de l'interface.</text:p>
      <text:p text:style-name="P8">- Interface Web : Un page de connexion <text:span text:style-name="T4">et une page prof complete : Ajout de questionnaire, Liste des cours, listes de éléves et leurs réponses.</text:span></text:p>
      <text:p text:style-name="P8"><text:tab/><text:tab/> </text:p>
      <text:p text:style-name="P8">Réfléchir à :</text:p>
      <text:p text:style-name="P8">- Quelle techno utiliser pour faire le serveur ? Java ?</text:p>
      <text:p text:style-name="P8">Le serveur et le client sont <text:span text:style-name="T3">totalement sépa</text:span>ré<text:span text:style-name="T3">s</text:span>, c'est à dire un serveur java d'un coté, et un client juste en HTML/CSS/JS. <text:span text:style-name="T3">C'est à dire : qui pourraient être sur deux serveurs !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</meta:initial-creator>
    <meta:creation-date>2014-03-04T10:00:07</meta:creation-date>
    <dc:date>2014-03-06T14:13:11.589287505</dc:date>
    <dc:creator>Jason </dc:creator>
    <meta:editing-duration>PT20M50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21" meta:word-count="222" meta:character-count="1330" meta:non-whitespace-character-count="1119"/>
  </office:meta>
</office:document-meta>
</file>